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346in" svg:y="3.9504in">
            <draw:object draw:notify-on-update-of-ranges="Sheet1.B23:Sheet1.B42 Sheet1.D23:Sheet1.D42 Sheet1.B23:Sheet1.B42 Sheet1.E23:Sheet1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4.9346in" svg:y="0.2169in">
            <draw:object draw:notify-on-update-of-ranges="Sheet1.B2:Sheet1.B21 Sheet1.D2:Sheet1.D21 Sheet1.B2:Sheet1.B2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.5" calcext:value-type="float">
            <text:p>6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7.5" calcext:value-type="float">
            <text:p>12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09:42:14.416382512</meta:creation-date>
    <dc:date>2021-11-30T13:44:04.575483126</dc:date>
    <meta:editing-duration>PT45M53S</meta:editing-duration>
    <meta:editing-cycles>4</meta:editing-cycles>
    <meta:generator>LibreOffice/7.2.1.2$Linux_X86_64 LibreOffice_project/20$Build-2</meta:generator>
    <meta:document-statistic meta:table-count="1" meta:cell-count="24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:Sheet1.B21 Sheet1.D2:Sheet1.E21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class="chart:scatter">
            <chart:domain table:cell-range-address="Sheet1.B2:Sheet1.B21"/>
            <chart:data-point chart:repeated="20"/>
          </chart:series>
          <chart:series chart:style-name="ch8" chart:values-cell-range-address="Sheet1.E2:Sheet1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999">
                <text:p>999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3:Sheet1.B42 Sheet1.D23:Sheet1.E42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3:Sheet1.D42" chart:class="chart:scatter">
            <chart:domain table:cell-range-address="Sheet1.B23:Sheet1.B42"/>
            <chart:data-point chart:repeated="20"/>
          </chart:series>
          <chart:series chart:style-name="ch8" chart:values-cell-range-address="Sheet1.E23:Sheet1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3:Sheet1.B42</svg:desc>
                </draw:g>
              </table:table-cell>
              <table:table-cell office:value-type="float" office:value="966">
                <text:p>966</text:p>
                <draw:g>
                  <svg:desc>Sheet1.D23:Sheet1.D42</svg:desc>
                </draw:g>
              </table:table-cell>
              <table:table-cell office:value-type="float" office:value="34">
                <text:p>34</text:p>
                <draw:g>
                  <svg:desc>Sheet1.E2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